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33cc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58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-color="#eb613d" draw:opacity="50%" draw:textarea-horizontal-align="center" draw:textarea-vertical-align="top" fo:padding-top="0.2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1.047cm"/>
    </style:style>
    <style:style style:name="gr8" style:family="graphic" style:parent-style-name="standard">
      <style:graphic-properties draw:fill-color="#cccc00" draw:opacity="100%" draw:textarea-horizontal-align="center" draw:textarea-vertical-align="middle" draw:shadow-opacity="100%"/>
    </style:style>
    <style:style style:name="gr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fill-color="#47b8b8" draw:opacity="50%" draw:textarea-horizontal-align="center" draw:textarea-vertical-align="middle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18.246cm" svg:height="2.097cm" svg:x="4.123cm" svg:y="15.871cm">
          <draw:glue-point draw:id="4" svg:x="-4.998cm" svg:y="-2.603cm"/>
          <draw:glue-point draw:id="5" svg:x="-5cm" svg:y="2.452cm"/>
          <draw:glue-point draw:id="6" svg:x="4.977cm" svg:y="2.496cm"/>
          <draw:glue-point draw:id="7" svg:x="4.977cm" svg:y="-2.465cm"/>
          <text:p text:style-name="P1"><text:span text:style-name="T1">R engine</text:span></text:p>
        </draw:rect>
        <draw:frame draw:style-name="gr2" draw:text-style-name="P3" draw:layer="layout" svg:width="16.594cm" svg:height="1.158cm" svg:x="5.098cm" svg:y="18.135cm">
          <draw:text-box>
            <text:p text:style-name="P1">R engine runs in a separate thread or process</text:p>
          </draw:text-box>
        </draw:frame>
        <draw:line draw:style-name="gr3" draw:text-style-name="P4" draw:layer="layout" svg:x1="1.547cm" svg:y1="15.072cm" svg:x2="25.079cm" svg:y2="15.072cm">
          <text:p/>
        </draw:line>
        <draw:custom-shape draw:style-name="gr4" draw:text-style-name="P4" draw:id="id2" draw:layer="layout" svg:width="9.373cm" svg:height="2.037cm" svg:x="8.557cm" svg:y="12.008cm">
          <text:p text:style-name="P4">R command queue</text:p>
          <text:p text:style-name="P4">and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svg:x1="13.246cm" svg:y1="15.871cm" svg:x2="13.243cm" svg:y2="14.045cm" draw:start-shape="id1" draw:start-glue-point="0" draw:end-shape="id2" draw:end-glue-point="2" svg:d="m13246 15871v-501l-3-825v-500">
          <text:p/>
        </draw:connector>
        <draw:rect draw:style-name="gr6" draw:text-style-name="P1" draw:layer="layout" svg:width="16.325cm" svg:height="4.89cm" svg:x="5.319cm" svg:y="5.806cm">
          <text:p text:style-name="P1"><text:span text:style-name="T2">RKWard</text:span></text:p>
          <text:p text:style-name="P1"/>
        </draw:rect>
        <draw:line draw:style-name="gr3" draw:text-style-name="P4" draw:layer="layout" svg:x1="1.688cm" svg:y1="5.474cm" svg:x2="25.135cm" svg:y2="5.475cm">
          <text:p/>
        </draw:line>
        <draw:frame draw:style-name="gr7" draw:text-style-name="P3" draw:layer="layout" svg:width="20.772cm" svg:height="1.047cm" svg:x="3.181cm" svg:y="1.85cm">
          <draw:text-box>
            <text:p text:style-name="P1">R code is generated in a separate thread</text:p>
          </draw:text-box>
        </draw:frame>
        <draw:rect draw:style-name="gr8" draw:text-style-name="P1" draw:id="id4" draw:layer="layout" svg:width="3.583cm" svg:height="1.979cm" svg:x="20.316cm" svg:y="6.24cm">
          <text:p text:style-name="P1">Plugin</text:p>
        </draw:rect>
        <draw:rect draw:style-name="gr8" draw:text-style-name="P1" draw:id="id5" draw:layer="layout" svg:width="3.583cm" svg:height="2.034cm" svg:x="3.146cm" svg:y="6.297cm">
          <text:p text:style-name="P1">Plugin</text:p>
        </draw:rect>
        <draw:connector draw:style-name="gr5" draw:text-style-name="P4" draw:layer="layout" draw:type="lines" svg:x1="22.109cm" svg:y1="4.633cm" svg:x2="22.107cm" svg:y2="6.24cm" draw:start-shape="id3" draw:start-glue-point="2" draw:end-shape="id4" draw:end-glue-point="0" svg:d="m22109 4633v501l-2 605v501">
          <text:p/>
        </draw:connector>
        <draw:connector draw:style-name="gr9" draw:text-style-name="P4" draw:layer="layout" svg:x1="22.107cm" svg:y1="8.219cm" svg:x2="17.93cm" svg:y2="13.026cm" draw:start-shape="id4" draw:start-glue-point="2" draw:end-shape="id2" draw:end-glue-point="1" svg:d="m22107 8219v4807h-4177">
          <text:p/>
        </draw:connector>
        <draw:connector draw:style-name="gr9" draw:text-style-name="P4" draw:layer="layout" svg:x1="4.937cm" svg:y1="8.331cm" svg:x2="8.557cm" svg:y2="13.026cm" draw:start-shape="id5" draw:start-glue-point="2" draw:end-shape="id2" draw:end-glue-point="3" svg:d="m4937 8331v4695h3620">
          <text:p/>
        </draw:connector>
        <draw:custom-shape draw:style-name="gr4" draw:text-style-name="P4" draw:id="id7" draw:layer="layout" svg:width="4.265cm" svg:height="1.412cm" svg:x="5.636cm" svg:y="8.95cm">
          <text:p text:style-name="P4">R Console</text:p>
          <draw:enhanced-geometry svg:viewBox="0 0 21600 21600" draw:type="rectangle" draw:enhanced-path="M 0 0 L 21600 0 21600 21600 0 21600 0 0 Z N"/>
        </draw:custom-shape>
        <draw:custom-shape draw:style-name="gr4" draw:text-style-name="P4" draw:id="id6" draw:layer="layout" svg:width="5.77cm" svg:height="1.462cm" svg:x="10.048cm" svg:y="7.015cm">
          <text:p text:style-name="P4">Script editor(s)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2.933cm" svg:y1="8.477cm" svg:x2="9.901cm" svg:y2="9.656cm" draw:start-shape="id6" draw:start-glue-point="2" draw:end-shape="id7" draw:end-glue-point="1" svg:d="m12933 8477v1179h-3032">
          <text:p/>
        </draw:connector>
        <draw:custom-shape draw:style-name="gr4" draw:text-style-name="P4" draw:id="id8" draw:layer="layout" svg:width="5.014cm" svg:height="1.397cm" svg:x="15.986cm" svg:y="8.922cm">
          <text:p text:style-name="P4">Data editor(s)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line-skew="-0.003cm" svg:x1="18.493cm" svg:y1="10.319cm" svg:x2="13.243cm" svg:y2="12.008cm" draw:start-shape="id8" draw:start-glue-point="2" draw:end-shape="id2" draw:end-glue-point="0" svg:d="m18493 10319v841h-5250v848">
          <text:p/>
        </draw:connector>
        <draw:connector draw:style-name="gr9" draw:text-style-name="P4" draw:layer="layout" svg:x1="7.768cm" svg:y1="10.362cm" svg:x2="13.243cm" svg:y2="12.008cm" draw:start-shape="id7" draw:start-glue-point="2" draw:end-shape="id2" draw:end-glue-point="0" svg:d="m7768 10362v823h5475v823">
          <text:p/>
        </draw:connector>
        <draw:rect draw:style-name="gr10" draw:text-style-name="P1" draw:id="id9" draw:layer="layout" svg:width="8.416cm" svg:height="1.51cm" svg:x="0.731cm" svg:y="3.095cm">
          <text:p text:style-name="P1">ECMAScript backend</text:p>
        </draw:rect>
        <draw:connector draw:style-name="gr5" draw:text-style-name="P4" draw:layer="layout" draw:type="lines" svg:x1="4.939cm" svg:y1="4.605cm" svg:x2="4.937cm" svg:y2="6.297cm" draw:start-shape="id9" draw:start-glue-point="2" draw:end-shape="id5" svg:d="m4939 4605v501l-2 690v501">
          <text:p/>
        </draw:connector>
        <draw:rect draw:style-name="gr10" draw:text-style-name="P1" draw:id="id3" draw:layer="layout" svg:width="8.416cm" svg:height="1.51cm" svg:x="17.901cm" svg:y="3.123cm">
          <text:p text:style-name="P1">ECMAScript backen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egreta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04-08-10T16:28:27</meta:creation-date>
    <dc:date>2010-12-28T13:59:09</dc:date>
    <dc:language>en-US</dc:language>
    <meta:editing-cycles>20</meta:editing-cycles>
    <meta:editing-duration>PT01H12M45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